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41944" officeooo:paragraph-rsid="00041944"/>
    </style:style>
    <style:style style:name="P2" style:family="paragraph" style:parent-style-name="Text_20_body">
      <style:text-properties officeooo:rsid="000501ed" officeooo:paragraph-rsid="000501ed"/>
    </style:style>
    <style:style style:name="P3" style:family="paragraph" style:parent-style-name="Text_20_body">
      <style:text-properties fo:font-style="italic" officeooo:rsid="0003b39b" officeooo:paragraph-rsid="0003b39b" style:font-style-asian="italic" style:font-style-complex="italic"/>
    </style:style>
    <style:style style:name="P4" style:family="paragraph" style:parent-style-name="Text_20_body">
      <style:text-properties officeooo:rsid="000501ed" officeooo:paragraph-rsid="000501ed"/>
    </style:style>
    <style:style style:name="P5" style:family="paragraph" style:parent-style-name="Text_20_body" style:list-style-name="L1">
      <style:text-properties officeooo:rsid="0005c3fb" officeooo:paragraph-rsid="0005c3fb"/>
    </style:style>
    <style:style style:name="T1" style:family="text">
      <style:text-properties officeooo:rsid="00041944"/>
    </style:style>
    <style:style style:name="T2" style:family="text">
      <style:text-properties officeooo:rsid="000501e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c3f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edetniemi’s Conjecture</text:p>
      <text:p text:style-name="P3">The chromatic number of the tensor product of two graphs will be equal to the <text:span text:style-name="T1">smallest of the chromatic number</text:span><text:span text:style-name="T2">s</text:span><text:span text:style-name="T1"> of the two graphs.</text:span></text:p>
      <text:p text:style-name="P2"/>
      <text:p text:style-name="P2">The <text:span text:style-name="T3">tensor product</text:span><text:span text:style-name="T4"> </text:span><text:span text:style-name="T5">of two graphs G and H has the following properties:</text:span></text:p>
      <text:list xml:id="list212006308" text:style-name="L1">
        <text:list-item>
          <text:p text:style-name="P5"><text:span text:style-name="T4">The vertex set of the graph is the Cartesian product of V(G) and V(H) and</text:span></text:p>
        </text:list-item>
        <text:list-item>
          <text:p text:style-name="P5"><text:span text:style-name="T4">vertices (g,h) and (g’,h’) are adjacent if and only if</text:span></text:p>
          <text:list>
            <text:list-item>
              <text:p text:style-name="P5"><text:span text:style-name="T4">g is adjacent to g’ and</text:span></text:p>
            </text:list-item>
            <text:list-item>
              <text:p text:style-name="P5"><text:span text:style-name="T4">h is adjacent to h’</text:span></text:p>
            </text:list-item>
          </text:list>
        </text:list-item>
      </text:list>
      <text:p text:style-name="P2"/>
      <text:p text:style-name="P1">This conjecture was disproved <text:span text:style-name="T2">with a</text:span> counter example by <text:span text:style-name="T2">Yaroslav Shitov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20:03:56.183293663</meta:creation-date>
    <meta:editing-duration>PT6M16S</meta:editing-duration>
    <meta:editing-cycles>2</meta:editing-cycles>
    <meta:generator>LibreOffice/6.4.7.2$Linux_X86_64 LibreOffice_project/40$Build-2</meta:generator>
    <dc:date>2021-04-26T20:10:08.070640657</dc:date>
    <meta:document-statistic meta:table-count="0" meta:image-count="0" meta:object-count="0" meta:page-count="1" meta:paragraph-count="8" meta:word-count="90" meta:character-count="468" meta:non-whitespace-character-count="390"/>
  </office:meta>
</office:document-meta>
</file>